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3691" officeooo:paragraph-rsid="00053691"/>
    </style:style>
    <style:style style:name="P2" style:family="paragraph" style:parent-style-name="Standard">
      <style:text-properties officeooo:rsid="00057608" officeooo:paragraph-rsid="00057608"/>
    </style:style>
    <style:style style:name="P3" style:family="paragraph" style:parent-style-name="Standard">
      <style:text-properties officeooo:rsid="000984b3" officeooo:paragraph-rsid="000984b3"/>
    </style:style>
    <style:style style:name="P4" style:family="paragraph" style:parent-style-name="Standard">
      <style:text-properties officeooo:rsid="00053691" officeooo:paragraph-rsid="00053691"/>
    </style:style>
    <style:style style:name="P5" style:family="paragraph" style:parent-style-name="Standard">
      <style:text-properties fo:color="#c9211e" loext:opacity="100%" officeooo:rsid="00057608" officeooo:paragraph-rsid="00057608"/>
    </style:style>
    <style:style style:name="P6" style:family="paragraph" style:parent-style-name="Standard">
      <style:text-properties officeooo:rsid="000984b3" officeooo:paragraph-rsid="000984b3"/>
    </style:style>
    <style:style style:name="P7" style:family="paragraph" style:parent-style-name="Standard">
      <style:text-properties officeooo:rsid="000984b3" officeooo:paragraph-rsid="00245202"/>
    </style:style>
    <style:style style:name="T1" style:family="text">
      <style:text-properties officeooo:rsid="00057608"/>
    </style:style>
    <style:style style:name="T2" style:family="text">
      <style:text-properties officeooo:rsid="00067c45"/>
    </style:style>
    <style:style style:name="T3" style:family="text">
      <style:text-properties officeooo:rsid="0006c0fc"/>
    </style:style>
    <style:style style:name="T4" style:family="text">
      <style:text-properties officeooo:rsid="0006fb3e"/>
    </style:style>
    <style:style style:name="T5" style:family="text">
      <style:text-properties officeooo:rsid="00080d95"/>
    </style:style>
    <style:style style:name="T6" style:family="text">
      <style:text-properties officeooo:rsid="00092c9f"/>
    </style:style>
    <style:style style:name="T7" style:family="text">
      <style:text-properties officeooo:rsid="000aecba"/>
    </style:style>
    <style:style style:name="T8" style:family="text">
      <style:text-properties officeooo:rsid="000af760"/>
    </style:style>
    <style:style style:name="T9" style:family="text">
      <style:text-properties officeooo:rsid="000c76b6"/>
    </style:style>
    <style:style style:name="T10" style:family="text">
      <style:text-properties officeooo:rsid="000ecf51"/>
    </style:style>
    <style:style style:name="T11" style:family="text">
      <style:text-properties officeooo:rsid="000ff74b"/>
    </style:style>
    <style:style style:name="T12" style:family="text">
      <style:text-properties officeooo:rsid="00114d25"/>
    </style:style>
    <style:style style:name="T13" style:family="text">
      <style:text-properties officeooo:rsid="001197de"/>
    </style:style>
    <style:style style:name="T14" style:family="text">
      <style:text-properties officeooo:rsid="0011bdd8"/>
    </style:style>
    <style:style style:name="T15" style:family="text">
      <style:text-properties officeooo:rsid="00149497"/>
    </style:style>
    <style:style style:name="T16" style:family="text">
      <style:text-properties officeooo:rsid="0014e37f"/>
    </style:style>
    <style:style style:name="T17" style:family="text">
      <style:text-properties officeooo:rsid="0016a718"/>
    </style:style>
    <style:style style:name="T18" style:family="text">
      <style:text-properties officeooo:rsid="00173c92"/>
    </style:style>
    <style:style style:name="T19" style:family="text">
      <style:text-properties officeooo:rsid="0017527a"/>
    </style:style>
    <style:style style:name="T20" style:family="text">
      <style:text-properties officeooo:rsid="001a90bb"/>
    </style:style>
    <style:style style:name="T21" style:family="text">
      <style:text-properties officeooo:rsid="001c5bc6"/>
    </style:style>
    <style:style style:name="T22" style:family="text">
      <style:text-properties officeooo:rsid="001de4c1"/>
    </style:style>
    <style:style style:name="T23" style:family="text">
      <style:text-properties officeooo:rsid="001f5a52"/>
    </style:style>
    <style:style style:name="T24" style:family="text">
      <style:text-properties officeooo:rsid="0020bdcd"/>
    </style:style>
    <style:style style:name="T25" style:family="text">
      <style:text-properties officeooo:rsid="002154d1"/>
    </style:style>
    <style:style style:name="T26" style:family="text">
      <style:text-properties officeooo:rsid="00226866"/>
    </style:style>
    <style:style style:name="T27" style:family="text">
      <style:text-properties officeooo:rsid="00245202"/>
    </style:style>
    <style:style style:name="T28" style:family="text">
      <style:text-properties officeooo:rsid="00264b90"/>
    </style:style>
    <style:style style:name="T29" style:family="text">
      <style:text-properties officeooo:rsid="00264db5"/>
    </style:style>
    <style:style style:name="T30" style:family="text">
      <style:text-properties officeooo:rsid="00277968"/>
    </style:style>
    <style:style style:name="T31" style:family="text">
      <style:text-properties officeooo:rsid="0029631d"/>
    </style:style>
    <style:style style:name="T32" style:family="text">
      <style:text-properties officeooo:rsid="002c3f7b"/>
    </style:style>
    <style:style style:name="T33" style:family="text">
      <style:text-properties officeooo:rsid="002db0c5"/>
    </style:style>
    <style:style style:name="T34" style:family="text">
      <style:text-properties officeooo:rsid="002f9781"/>
    </style:style>
    <style:style style:name="T35" style:family="text">
      <style:text-properties officeooo:rsid="002f9dd7"/>
    </style:style>
    <style:style style:name="T36" style:family="text">
      <style:text-properties officeooo:rsid="0031441f"/>
    </style:style>
    <style:style style:name="T37" style:family="text">
      <style:text-properties officeooo:rsid="00324f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 : </text:p>
      <text:p text:style-name="P1"><text:tab/>Le but de ce projet est d’implementer … </text:p>
      <text:p text:style-name="P1"/>
      <text:p text:style-name="P1">Analyse Globale :</text:p>
      <text:p text:style-name="P1"><text:tab/>Dans ce jeu ou nous gerons une ville que nous souhaitons developper, pour cela nous devons controler des Workers (slaves) afin de recolter <text:s/>des ressources dans toute la map, pour pouvoir etendre son territoire en gerant de la meilleure manière possible ses effectifs. </text:p>
      <text:p text:style-name="P1"/>
      <text:p text:style-name="P1"><text:tab/><text:span text:style-name="T1">Les principales fonctionnalités de ce jeu sont : </text:span></text:p>
      <text:p text:style-name="P1">- <text:s/><text:span text:style-name="T1">Affichage du monde →</text:span><text:span text:style-name="T7">affichage d’une grille hexagonale chaque cellule de la grille représente un terrain, représenté par une couleur selon son type.</text:span></text:p>
      <text:p text:style-name="P1"/>
      <text:p text:style-name="P1">- <text:span text:style-name="T1">Affichage des </text:span><text:span text:style-name="T8">travailleurs → </text:span><text:span text:style-name="T9">affichage d’un cercle sur le terrain où se trouve le travailleur, le cercle change de couleur lorsqu’il est occupé.</text:span></text:p>
      <text:p text:style-name="P1"/>
      <text:p text:style-name="P1">- <text:span text:style-name="T1">Affichages d’un panneaux de controle → </text:span><text:span text:style-name="T10">affichage de plusieurs Jpanel contenant les informations sur les ressources associée la case séléctionnée, ainsi que des actions possible selon la case </text:span><text:span text:style-name="T11">sous forme de boutons cliquables</text:span><text:span text:style-name="T10">.</text:span></text:p>
      <text:p text:style-name="P1"/>
      <text:p text:style-name="P1">- <text:span text:style-name="T17">Création aléatoire du terrain a chaque lancement du jeu → à chaque lancement du programme une nouvelle disposition du monde est créée aléatoirement.</text:span></text:p>
      <text:p text:style-name="P1"/>
      <text:p text:style-name="P1">- <text:span text:style-name="T2">Collecte de ressources par les workers → </text:span><text:span text:style-name="T11">grâce au bouton “Collect”, le travailleur le plus proche se rend sur la case voulue et récolte un nombre de ressource fixe selon son niveau.</text:span></text:p>
      <text:p text:style-name="P1"/>
      <text:p text:style-name="P1">- <text:span text:style-name="T2">Deplacement des workers de maniere libre → </text:span><text:span text:style-name="T11">grâce au bouton “Move”, le joueur peut déplacer librement un travailleur sur la case voulue.</text:span></text:p>
      <text:p text:style-name="P1"/>
      <text:p text:style-name="P1">- <text:span text:style-name="T2">Cosntruction de batiments afin d’etendre le territoire → </text:span><text:span text:style-name="T12">yet not done</text:span></text:p>
      <text:p text:style-name="P1"/>
      <text:p text:style-name="P1">- <text:span text:style-name="T3">Attaque de vilain mechant pas beau tres pas bo (loups) → </text:span><text:span text:style-name="T13">yet not done</text:span></text:p>
      <text:p text:style-name="P1"/>
      <text:p text:style-name="P1">- <text:span text:style-name="T25">Selection d’une case précise lors d’un clique sur la map →lorsque le joueur clique sur la map, on recupere la case sur laquelle il a cliqué, grâce a un super algo.</text:span></text:p>
      <text:p text:style-name="P1"/>
      <text:p text:style-name="P1">- <text:span text:style-name="T25">Pathfinding entre 2 cases → </text:span><text:span text:style-name="T26">algorithme de Dijkstra pour obtenir le plus court chemin entre 2 cases.</text:span></text:p>
      <text:p text:style-name="P1"/>
      <text:p text:style-name="P1"><text:tab/><text:span text:style-name="T3">Mais il y a aussi des fonctionnalités annexes telles que :</text:span></text:p>
      <text:p text:style-name="P1">- <text:span text:style-name="T6">Gestion d’unités de défense → </text:span><text:span text:style-name="T14">yet not done</text:span></text:p>
      <text:p text:style-name="P1"/>
      <text:p text:style-name="P1">- <text:span text:style-name="T3">Creation de nouveau</text:span><text:span text:style-name="T18">x </text:span><text:span text:style-name="T14">travailleurs</text:span><text:span text:style-name="T3"> → </text:span><text:span text:style-name="T14">Grâce au bouton “New Worker”, apparition d’un nouveau travailleur dans la ville.</text:span></text:p>
      <text:p text:style-name="P1"/>
      <text:p text:style-name="P1">- <text:span text:style-name="T3">affichage d’une minimap → </text:span><text:span text:style-name="T15">yet not done</text:span></text:p>
      <text:p text:style-name="P1"/>
      <text:p text:style-name="P1">- <text:span text:style-name="T4">monde complexe comprenant differents types de terrain → </text:span><text:span text:style-name="T16">chaque terrain possède un Id, auquel est associé un type de ressource, et des fonctionnalités intéractives précise et potentiellement propre à lui même.</text:span></text:p>
      <text:p text:style-name="P1"/>
      <text:p text:style-name="P1">- <text:span text:style-name="T5">defaite si tous les workers sont morts OU si la ville est detruite → </text:span><text:span text:style-name="T16">yet not done</text:span></text:p>
      <text:p text:style-name="P1"/>
      <text:p text:style-name="P1"><text:soft-page-break/>- <text:span text:style-name="T32">inventaires propres à certains objets → les workers se voient attribuer un inventaire </text:span><text:span text:style-name="T33">de ressources </text:span><text:span text:style-name="T32">qu’il remplira au cours du jeu, de meme pour chaque batiment.</text:span></text:p>
      <text:p text:style-name="P1"/>
      <text:p text:style-name="P5">IMAGES</text:p>
      <text:p text:style-name="P2"/>
      <text:p text:style-name="P3">Plan de développement :</text:p>
      <text:p text:style-name="P3"><text:tab/>bla bla bla </text:p>
      <text:p text:style-name="P3"/>
      <text:p text:style-name="P3"/>
      <text:p text:style-name="P3">Conception Generale : </text:p>
      <text:p text:style-name="P3"><text:tab/>TO DO LATER DUH</text:p>
      <text:p text:style-name="P3"/>
      <text:p text:style-name="P3">Conception Detaillée : </text:p>
      <text:p text:style-name="P3">- <text:span text:style-name="T18">Affichage du monde →</text:span></text:p>
      <text:p text:style-name="P3"><text:tab/><text:span text:style-name="T20">creation d’un tableau en 2 dimensions representant la grille </text:span><text:span text:style-name="T23">de taille fix</text:span><text:span text:style-name="T24">ée</text:span><text:span text:style-name="T20">, et affichage de cette dernière de manière hexagonale en respectant la disposition “even-q” avec une disposition verticale des hexagones. </text:span><text:span text:style-name="T21">On affiche chaque terrain indépendamment </text:span><text:span text:style-name="T22">par rapport à leur coordonnées dans la grille, </text:span><text:span text:style-name="T23">et leur Id. </text:span><text:span text:style-name="T28">La map est d’ailleurs implementée avec un mouseListener afin de pouvoir intéragir avec grçace à la souris.</text:span></text:p>
      <text:p text:style-name="P3"/>
      <text:p text:style-name="P7">- <text:span text:style-name="T25">Selection d’une case par clique →</text:span></text:p>
      <text:p text:style-name="P7"><text:tab/><text:span text:style-name="T27">lorsque le joueur clique sur le Jpanel correspondant a la vue de la map, on recupere la coordonnée du clic, et on l’interpole d’une certaine manière afin de retranscrire les coordonnées de la case cliquée. </text:span></text:p>
      <text:p text:style-name="P7"/>
      <text:p text:style-name="P3">- <text:span text:style-name="T18">Affichage des travailleurs →</text:span></text:p>
      <text:p text:style-name="P3"><text:tab/><text:span text:style-name="T28">en temps réel, </text:span><text:span text:style-name="T29">deux threads s’occupent de gérer les workers, l’un s’occupe de l’affichage de transition d’une case à l’autre lors du déplacement du worker. Et l’autre s’occupe du deplacement de case en case jusqu’a la destination voulue.</text:span></text:p>
      <text:p text:style-name="P3"/>
      <text:p text:style-name="P3">- <text:span text:style-name="T18">Affichage d’un panneau de contrôle →</text:span></text:p>
      <text:p text:style-name="P3"><text:tab/><text:span text:style-name="T30">le panneau de controle est representé par un Jpanel père contenant 3 Jpanel fils correpsondant chacun à : la minimap, le panel de boutons, et les informations. </text:span></text:p>
      <text:p text:style-name="P3"/>
      <text:p text:style-name="P3">- <text:span text:style-name="T18">Création aléatoire du terrain →</text:span></text:p>
      <text:p text:style-name="P3"><text:tab/><text:span text:style-name="T31">lors de l’instantiation du GameModel, chaque terrain se voit attribué un Id aléatoire selon un certain pourcentage, puis on calcule de manière aléatoire un emplacement de départ pour les 3 premiers terrains “ville”. </text:span></text:p>
      <text:p text:style-name="P3"/>
      <text:p text:style-name="P3">- <text:span text:style-name="T18">Collecte de ressources par les workers →</text:span></text:p>
      <text:p text:style-name="P3"><text:tab/><text:span text:style-name="T32">lorsque le joueur décide de cliquer sur le bouton “Collect”, le worker disponible le plus proche est récupéré par le model, puis se voit déplacer jusqu’au susdit terrain, puis collecte un montant predefinit de ressources, qu’il place dans </text:span><text:span text:style-name="T34">son inventaire si celui ci n’est pas deja complet.</text:span></text:p>
      <text:p text:style-name="P3"/>
      <text:p text:style-name="P3">- <text:span text:style-name="T18">Deplacement des workers de maniere libre →</text:span></text:p>
      <text:p text:style-name="P3"><text:tab/><text:span text:style-name="T35">si on clique sur une case, le worker désigné se deplacera jusqu’a cette dernière. </text:span><text:span text:style-name="T36">Lors d’une action sur une case dépourvue de worker, un worker y est envoyé afin d’effectuer la susdite tache. Et lorsque l’inventaire d’un worker est plein, ce dernier se rend automatiquement en ville afin de se delester de ce lourd fardeau. </text:span></text:p>
      <text:p text:style-name="P3"/>
      <text:p text:style-name="P3">- <text:span text:style-name="T18">Creation de nouveaux workers →</text:span></text:p>
      <text:p text:style-name="P3"><text:tab/><text:span text:style-name="T37">lorsque le joueur décide de cliquer sur le bouton “New Worker” </text:span></text:p>
      <text:p text:style-name="P3"><text:soft-page-break/>- <text:span text:style-name="T19">Differents types de terrains possible →</text:span></text:p>
      <text:p text:style-name="P3">- <text:span text:style-name="T25">Pathfinding → </text:span></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3T16:02:11.058865104</meta:creation-date>
    <meta:generator>LibreOffice/7.3.7.2$Linux_X86_64 LibreOffice_project/30$Build-2</meta:generator>
    <dc:date>2023-03-06T15:37:22.183976940</dc:date>
    <meta:editing-duration>PT1H23M31S</meta:editing-duration>
    <meta:editing-cycles>49</meta:editing-cycles>
    <meta:document-statistic meta:table-count="0" meta:image-count="0" meta:object-count="0" meta:page-count="3" meta:paragraph-count="46" meta:word-count="815" meta:character-count="4869" meta:non-whitespace-character-count="4071"/>
  </office:meta>
</office:document-meta>
</file>